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number of links</text:p>
          </table:table-cell>
          <table:table-cell office:value-type="string" calcext:value-type="string">
            <text:p>number of mentions</text:p>
          </table:table-cell>
          <table:table-cell table:style-name="Default" office:value-type="string" calcext:value-type="string">
            <text:p>Percent of mentions accumulated</text:p>
          </table:table-cell>
          <table:table-cell office:value-type="string" calcext:value-type="string">
            <text:p>number of mentions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table:formula="of:=SUM([.C$2:.C2])/[.C$416]" office:value-type="percentage" office:value="0.10720887245841" calcext:value-type="percentage">
            <text:p>10.72%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6" calcext:value-type="float">
            <text:p>6</text:p>
          </table:table-cell>
          <table:table-cell office:value-type="float" office:value="355" calcext:value-type="float">
            <text:p>355</text:p>
          </table:table-cell>
          <table:table-cell table:formula="of:=SUM([.C$2:.C3])/[.C$416]" office:value-type="percentage" office:value="0.189232902033272" calcext:value-type="percentage">
            <text:p>18.92%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table:formula="of:=SUM([.C$2:.C4])/[.C$416]" office:value-type="percentage" office:value="0.257624768946396" calcext:value-type="percentage">
            <text:p>25.76%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table:formula="of:=SUM([.C$2:.C5])/[.C$416]" office:value-type="percentage" office:value="0.313077634011091" calcext:value-type="percentage">
            <text:p>31.31%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tackoverflow</text:p>
          </table:table-cell>
          <table:table-cell office:value-type="float" office:value="252" calcext:value-type="float">
            <text:p>252</text:p>
          </table:table-cell>
          <table:table-cell office:value-type="float" office:value="217" calcext:value-type="float">
            <text:p>217</text:p>
          </table:table-cell>
          <table:table-cell table:formula="of:=SUM([.C$2:.C6])/[.C$416]" office:value-type="percentage" office:value="0.363216266173752" calcext:value-type="percentage">
            <text:p>36.32%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formula="of:=SUM([.C$2:.C7])/[.C$416]" office:value-type="percentage" office:value="0.406192236598891" calcext:value-type="percentage">
            <text:p>40.62%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table:formula="of:=SUM([.C$2:.C8])/[.C$416]" office:value-type="percentage" office:value="0.445702402957486" calcext:value-type="percentage">
            <text:p>44.57%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26" calcext:value-type="float">
            <text:p>26</text:p>
          </table:table-cell>
          <table:table-cell office:value-type="float" office:value="155" calcext:value-type="float">
            <text:p>155</text:p>
          </table:table-cell>
          <table:table-cell table:formula="of:=SUM([.C$2:.C9])/[.C$416]" office:value-type="percentage" office:value="0.481515711645102" calcext:value-type="percentage">
            <text:p>48.15%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formula="of:=SUM([.C$2:.C10])/[.C$416]" office:value-type="percentage" office:value="0.5159426987061" calcext:value-type="percentage">
            <text:p>51.59%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SUM([.C$2:.C11])/[.C$416]" office:value-type="percentage" office:value="0.543669131238447" calcext:value-type="percentage">
            <text:p>54.37%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formula="of:=SUM([.C$2:.C12])/[.C$416]" office:value-type="percentage" office:value="0.569547134935305" calcext:value-type="percentage">
            <text:p>56.95%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table:formula="of:=SUM([.C$2:.C13])/[.C$416]" office:value-type="percentage" office:value="0.594500924214418" calcext:value-type="percentage">
            <text:p>59.45%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formula="of:=SUM([.C$2:.C14])/[.C$416]" office:value-type="percentage" office:value="0.614371534195934" calcext:value-type="percentage">
            <text:p>61.44%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table:formula="of:=SUM([.C$2:.C15])/[.C$416]" office:value-type="percentage" office:value="0.634242144177449" calcext:value-type="percentage">
            <text:p>63.42%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SUM([.C$2:.C16])/[.C$416]" office:value-type="percentage" office:value="0.653419593345656" calcext:value-type="percentage">
            <text:p>65.34%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SUM([.C$2:.C17])/[.C$416]" office:value-type="percentage" office:value="0.671672828096118" calcext:value-type="percentage">
            <text:p>67.17%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table:formula="of:=SUM([.C$2:.C18])/[.C$416]" office:value-type="percentage" office:value="0.684380776340111" calcext:value-type="percentage">
            <text:p>68.44%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github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formula="of:=SUM([.C$2:.C19])/[.C$416]" office:value-type="percentage" office:value="0.697088724584104" calcext:value-type="percentage">
            <text:p>69.71%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SUM([.C$2:.C20])/[.C$416]" office:value-type="percentage" office:value="0.709334565619224" calcext:value-type="percentage">
            <text:p>70.93%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SUM([.C$2:.C21])/[.C$416]" office:value-type="percentage" office:value="0.719038817005545" calcext:value-type="percentage">
            <text:p>71.90%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cikit-learn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formula="of:=SUM([.C$2:.C22])/[.C$416]" office:value-type="percentage" office:value="0.728743068391867" calcext:value-type="percentage">
            <text:p>72.87%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SUM([.C$2:.C23])/[.C$416]" office:value-type="percentage" office:value="0.737985212569316" calcext:value-type="percentage">
            <text:p>73.80%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SUM([.C$2:.C24])/[.C$416]" office:value-type="percentage" office:value="0.746534195933457" calcext:value-type="percentage">
            <text:p>74.65%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mgur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$2:.C25])/[.C$416]" office:value-type="percentage" office:value="0.754621072088725" calcext:value-type="percentage">
            <text:p>75.46%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([.C$2:.C26])/[.C$416]" office:value-type="percentage" office:value="0.762014787430684" calcext:value-type="percentage">
            <text:p>76.20%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SUM([.C$2:.C27])/[.C$416]" office:value-type="percentage" office:value="0.769408502772643" calcext:value-type="percentage">
            <text:p>76.94%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ibernat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([.C$2:.C28])/[.C$416]" office:value-type="percentage" office:value="0.776802218114603" calcext:value-type="percentage">
            <text:p>77.68%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sdn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SUM([.C$2:.C29])/[.C$416]" office:value-type="percentage" office:value="0.783964879852126" calcext:value-type="percentage">
            <text:p>78.40%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end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SUM([.C$2:.C30])/[.C$416]" office:value-type="percentage" office:value="0.790896487985213" calcext:value-type="percentage">
            <text:p>79.09%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([.C$2:.C31])/[.C$416]" office:value-type="percentage" office:value="0.797134935304991" calcext:value-type="percentage">
            <text:p>79.71%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ocalhost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([.C$2:.C32])/[.C$416]" office:value-type="percentage" office:value="0.802911275415896" calcext:value-type="percentage">
            <text:p>80.29%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SUM([.C$2:.C33])/[.C$416]" office:value-type="percentage" office:value="0.808456561922366" calcext:value-type="percentage">
            <text:p>80.85%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([.C$2:.C34])/[.C$416]" office:value-type="percentage" office:value="0.813770794824399" calcext:value-type="percentage">
            <text:p>81.38%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ordpress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SUM([.C$2:.C35])/[.C$416]" office:value-type="percentage" office:value="0.81862292051756" calcext:value-type="percentage">
            <text:p>81.86%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([.C$2:.C36])/[.C$416]" office:value-type="percentage" office:value="0.823243992606285" calcext:value-type="percentage">
            <text:p>82.32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SUM([.C$2:.C37])/[.C$416]" office:value-type="percentage" office:value="0.827634011090573" calcext:value-type="percentage">
            <text:p>82.76%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SUM([.C$2:.C38])/[.C$416]" office:value-type="percentage" office:value="0.832024029574861" calcext:value-type="percentage">
            <text:p>83.20%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dob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SUM([.C$2:.C39])/[.C$416]" office:value-type="percentage" office:value="0.835720887245841" calcext:value-type="percentage">
            <text:p>83.57%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deignite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SUM([.C$2:.C40])/[.C$416]" office:value-type="percentage" office:value="0.839186691312384" calcext:value-type="percentage">
            <text:p>83.92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SUM([.C$2:.C41])/[.C$416]" office:value-type="percentage" office:value="0.842421441774492" calcext:value-type="percentage">
            <text:p>84.24%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tk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SUM([.C$2:.C42])/[.C$416]" office:value-type="percentage" office:value="0.845656192236599" calcext:value-type="percentage">
            <text:p>84.57%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SUM([.C$2:.C43])/[.C$416]" office:value-type="percentage" office:value="0.848428835489834" calcext:value-type="percentage">
            <text:p>84.84%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tf-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SUM([.C$2:.C44])/[.C$416]" office:value-type="percentage" office:value="0.851201478743068" calcext:value-type="percentage">
            <text:p>85.12%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gularj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SUM([.C$2:.C45])/[.C$416]" office:value-type="percentage" office:value="0.853974121996303" calcext:value-type="percentage">
            <text:p>85.40%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nu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SUM([.C$2:.C46])/[.C$416]" office:value-type="percentage" office:value="0.856515711645102" calcext:value-type="percentage">
            <text:p>85.65%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bos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SUM([.C$2:.C47])/[.C$416]" office:value-type="percentage" office:value="0.8590573012939" calcext:value-type="percentage">
            <text:p>85.91%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SUM([.C$2:.C48])/[.C$416]" office:value-type="percentage" office:value="0.861598890942699" calcext:value-type="percentage">
            <text:p>86.16%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spe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C$2:.C49])/[.C$416]" office:value-type="percentage" office:value="0.863909426987061" calcext:value-type="percentage">
            <text:p>86.39%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3schoo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$2:.C50])/[.C$416]" office:value-type="percentage" office:value="0.866219963031423" calcext:value-type="percentage">
            <text:p>86.62%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dej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C$2:.C51])/[.C$416]" office:value-type="percentage" office:value="0.868299445471349" calcext:value-type="percentage">
            <text:p>86.83%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tel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C$2:.C52])/[.C$416]" office:value-type="percentage" office:value="0.870378927911276" calcext:value-type="percentage">
            <text:p>87.04%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urceforg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C$2:.C53])/[.C$416]" office:value-type="percentage" office:value="0.872458410351202" calcext:value-type="percentage">
            <text:p>87.25%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SUM([.C$2:.C54])/[.C$416]" office:value-type="percentage" office:value="0.874306839186691" calcext:value-type="percentage">
            <text:p>87.43%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pen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C$2:.C55])/[.C$416]" office:value-type="percentage" office:value="0.876155268022181" calcext:value-type="percentage">
            <text:p>87.62%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tistic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C$2:.C56])/[.C$416]" office:value-type="percentage" office:value="0.878003696857671" calcext:value-type="percentage">
            <text:p>87.80%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deple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C$2:.C57])/[.C$416]" office:value-type="percentage" office:value="0.879621072088725" calcext:value-type="percentage">
            <text:p>87.96%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ackexchang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C$2:.C58])/[.C$416]" office:value-type="percentage" office:value="0.881238447319778" calcext:value-type="percentage">
            <text:p>88.12%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fx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C$2:.C59])/[.C$416]" office:value-type="percentage" office:value="0.882855822550832" calcext:value-type="percentage">
            <text:p>88.29%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C$2:.C60])/[.C$416]" office:value-type="percentage" office:value="0.884473197781885" calcext:value-type="percentage">
            <text:p>88.45%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logspo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SUM([.C$2:.C61])/[.C$416]" office:value-type="percentage" office:value="0.885859519408503" calcext:value-type="percentage">
            <text:p>88.59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lt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C$2:.C62])/[.C$416]" office:value-type="percentage" office:value="0.88724584103512" calcext:value-type="percentage">
            <text:p>88.72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C$2:.C63])/[.C$416]" office:value-type="percentage" office:value="0.888632162661737" calcext:value-type="percentage">
            <text:p>88.86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C$2:.C64])/[.C$416]" office:value-type="percentage" office:value="0.890018484288355" calcext:value-type="percentage">
            <text:p>89.00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fo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C$2:.C65])/[.C$416]" office:value-type="percentage" office:value="0.891404805914972" calcext:value-type="percentage">
            <text:p>89.14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C$2:.C66])/[.C$416]" office:value-type="percentage" office:value="0.89279112754159" calcext:value-type="percentage">
            <text:p>89.28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tj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C$2:.C67])/[.C$416]" office:value-type="percentage" office:value="0.894177449168207" calcext:value-type="percentage">
            <text:p>89.42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bk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C$2:.C68])/[.C$416]" office:value-type="percentage" office:value="0.895332717190388" calcext:value-type="percentage">
            <text:p>89.53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eilly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$2:.C69])/[.C$416]" office:value-type="percentage" office:value="0.896487985212569" calcext:value-type="percentage">
            <text:p>89.65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pa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C$2:.C70])/[.C$416]" office:value-type="percentage" office:value="0.89764325323475" calcext:value-type="percentage">
            <text:p>89.76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eenca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C$2:.C71])/[.C$416]" office:value-type="percentage" office:value="0.898798521256932" calcext:value-type="percentage">
            <text:p>89.88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y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C$2:.C72])/[.C$416]" office:value-type="percentage" office:value="0.899953789279113" calcext:value-type="percentage">
            <text:p>90.00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sfidd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$2:.C73])/[.C$416]" office:value-type="percentage" office:value="0.901109057301294" calcext:value-type="percentage">
            <text:p>90.11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-projec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$2:.C74])/[.C$416]" office:value-type="percentage" office:value="0.902264325323475" calcext:value-type="percentage">
            <text:p>90.23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ringframework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SUM([.C$2:.C75])/[.C$416]" office:value-type="percentage" office:value="0.90318853974122" calcext:value-type="percentage">
            <text:p>90.32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us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C$2:.C76])/[.C$416]" office:value-type="percentage" office:value="0.904112754158965" calcext:value-type="percentage">
            <text:p>90.41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byonrail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C$2:.C77])/[.C$416]" office:value-type="percentage" office:value="0.90503696857671" calcext:value-type="percentage">
            <text:p>90.50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rap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$2:.C78])/[.C$416]" office:value-type="percentage" office:value="0.905961182994455" calcext:value-type="percentage">
            <text:p>90.60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decadem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C$2:.C79])/[.C$416]" office:value-type="percentage" office:value="0.9068853974122" calcext:value-type="percentage">
            <text:p>90.69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dinghorr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C$2:.C80])/[.C$416]" office:value-type="percentage" office:value="0.907578558225508" calcext:value-type="percentage">
            <text:p>90.76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etf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C$2:.C81])/[.C$416]" office:value-type="percentage" office:value="0.908271719038817" calcext:value-type="percentage">
            <text:p>90.83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eprojec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$2:.C82])/[.C$416]" office:value-type="percentage" office:value="0.908964879852126" calcext:value-type="percentage">
            <text:p>90.90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rkele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$2:.C83])/[.C$416]" office:value-type="percentage" office:value="0.909658040665434" calcext:value-type="percentage">
            <text:p>90.97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r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$2:.C84])/[.C$416]" office:value-type="percentage" office:value="0.910351201478743" calcext:value-type="percentage">
            <text:p>91.04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C$2:.C85])/[.C$416]" office:value-type="percentage" office:value="0.911044362292052" calcext:value-type="percentage">
            <text:p>91.10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ringsour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C$2:.C86])/[.C$416]" office:value-type="percentage" office:value="0.91173752310536" calcext:value-type="percentage">
            <text:p>91.17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re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$2:.C87])/[.C$416]" office:value-type="percentage" office:value="0.912430683918669" calcext:value-type="percentage">
            <text:p>91.24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$2:.C88])/[.C$416]" office:value-type="percentage" office:value="0.913123844731978" calcext:value-type="percentage">
            <text:p>91.31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m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$2:.C89])/[.C$416]" office:value-type="percentage" office:value="0.913817005545286" calcext:value-type="percentage">
            <text:p>91.38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vp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$2:.C90])/[.C$416]" office:value-type="percentage" office:value="0.914510166358595" calcext:value-type="percentage">
            <text:p>91.45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plusplu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C$2:.C91])/[.C$416]" office:value-type="percentage" office:value="0.915203327171904" calcext:value-type="percentage">
            <text:p>91.52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urse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$2:.C92])/[.C$416]" office:value-type="percentage" office:value="0.915896487985213" calcext:value-type="percentage">
            <text:p>91.59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eschoo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$2:.C93])/[.C$416]" office:value-type="percentage" office:value="0.916589648798521" calcext:value-type="percentage">
            <text:p>91.66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t-test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$2:.C94])/[.C$416]" office:value-type="percentage" office:value="0.91728280961183" calcext:value-type="percentage">
            <text:p>91.73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amar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$2:.C95])/[.C$416]" office:value-type="percentage" office:value="0.917975970425139" calcext:value-type="percentage">
            <text:p>91.80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tbuck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$2:.C96])/[.C$416]" office:value-type="percentage" office:value="0.918669131238447" calcext:value-type="percentage">
            <text:p>91.87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mberj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C$2:.C97])/[.C$416]" office:value-type="percentage" office:value="0.91913123844732" calcext:value-type="percentage">
            <text:p>91.91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totype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$2:.C98])/[.C$416]" office:value-type="percentage" office:value="0.919593345656192" calcext:value-type="percentage">
            <text:p>91.96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$2:.C99])/[.C$416]" office:value-type="percentage" office:value="0.920055452865065" calcext:value-type="percentage">
            <text:p>92.01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tnetopenauth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$2:.C100])/[.C$416]" office:value-type="percentage" office:value="0.920517560073937" calcext:value-type="percentage">
            <text:p>92.05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m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$2:.C101])/[.C$416]" office:value-type="percentage" office:value="0.92097966728281" calcext:value-type="percentage">
            <text:p>92.10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gl-tutoria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$2:.C102])/[.C$416]" office:value-type="percentage" office:value="0.921441774491682" calcext:value-type="percentage">
            <text:p>92.14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hau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$2:.C103])/[.C$416]" office:value-type="percentage" office:value="0.921903881700554" calcext:value-type="percentage">
            <text:p>92.19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ogleco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$2:.C104])/[.C$416]" office:value-type="percentage" office:value="0.922365988909427" calcext:value-type="percentage">
            <text:p>92.24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-projec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$2:.C105])/[.C$416]" office:value-type="percentage" office:value="0.922828096118299" calcext:value-type="percentage">
            <text:p>92.28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ghscalabilit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$2:.C106])/[.C$416]" office:value-type="percentage" office:value="0.923290203327172" calcext:value-type="percentage">
            <text:p>92.33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jax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$2:.C107])/[.C$416]" office:value-type="percentage" office:value="0.923752310536044" calcext:value-type="percentage">
            <text:p>92.38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cruby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$2:.C108])/[.C$416]" office:value-type="percentage" office:value="0.924214417744917" calcext:value-type="percentage">
            <text:p>92.42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$2:.C109])/[.C$416]" office:value-type="percentage" office:value="0.924676524953789" calcext:value-type="percentage">
            <text:p>92.47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o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$2:.C110])/[.C$416]" office:value-type="percentage" office:value="0.925138632162662" calcext:value-type="percentage">
            <text:p>92.51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byforg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C$2:.C111])/[.C$416]" office:value-type="percentage" office:value="0.925600739371534" calcext:value-type="percentage">
            <text:p>92.56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hron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$2:.C112])/[.C$416]" office:value-type="percentage" office:value="0.926062846580407" calcext:value-type="percentage">
            <text:p>92.61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tepo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$2:.C113])/[.C$416]" office:value-type="percentage" office:value="0.926524953789279" calcext:value-type="percentage">
            <text:p>92.65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mefac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$2:.C114])/[.C$416]" office:value-type="percentage" office:value="0.926987060998152" calcext:value-type="percentage">
            <text:p>92.70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$2:.C115])/[.C$416]" office:value-type="percentage" office:value="0.927449168207024" calcext:value-type="percentage">
            <text:p>92.74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ri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C$2:.C116])/[.C$416]" office:value-type="percentage" office:value="0.927911275415896" calcext:value-type="percentage">
            <text:p>92.79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rncodethehardway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$2:.C117])/[.C$416]" office:value-type="percentage" office:value="0.928373382624769" calcext:value-type="percentage">
            <text:p>92.84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rtla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$2:.C118])/[.C$416]" office:value-type="percentage" office:value="0.928835489833641" calcext:value-type="percentage">
            <text:p>92.88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torials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$2:.C119])/[.C$416]" office:value-type="percentage" office:value="0.929297597042514" calcext:value-type="percentage">
            <text:p>92.93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tspl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$2:.C120])/[.C$416]" office:value-type="percentage" office:value="0.929759704251386" calcext:value-type="percentage">
            <text:p>92.98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pco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$2:.C121])/[.C$416]" office:value-type="percentage" office:value="0.930221811460259" calcext:value-type="percentage">
            <text:p>93.02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t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$2:.C122])/[.C$416]" office:value-type="percentage" office:value="0.930683918669131" calcext:value-type="percentage">
            <text:p>93.07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tflix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$2:.C123])/[.C$416]" office:value-type="percentage" office:value="0.931146025878004" calcext:value-type="percentage">
            <text:p>93.11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elonsoftwa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$2:.C124])/[.C$416]" office:value-type="percentage" office:value="0.931608133086876" calcext:value-type="percentage">
            <text:p>93.16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$2:.C125])/[.C$416]" office:value-type="percentage" office:value="0.932070240295749" calcext:value-type="percentage">
            <text:p>93.21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kmm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$2:.C126])/[.C$416]" office:value-type="percentage" office:value="0.932532347504621" calcext:value-type="percentage">
            <text:p>93.25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ilstutoria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$2:.C127])/[.C$416]" office:value-type="percentage" office:value="0.932994454713493" calcext:value-type="percentage">
            <text:p>93.30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fer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$2:.C128])/[.C$416]" office:value-type="percentage" office:value="0.933456561922366" calcext:value-type="percentage">
            <text:p>93.35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3j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$2:.C129])/[.C$416]" office:value-type="percentage" office:value="0.933918669131238" calcext:value-type="percentage">
            <text:p>93.39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foq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$2:.C130])/[.C$416]" office:value-type="percentage" office:value="0.934380776340111" calcext:value-type="percentage">
            <text:p>93.44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zonaw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$2:.C131])/[.C$416]" office:value-type="percentage" office:value="0.934842883548983" calcext:value-type="percentage">
            <text:p>93.48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queryu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$2:.C132])/[.C$416]" office:value-type="percentage" office:value="0.935304990757856" calcext:value-type="percentage">
            <text:p>93.53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$2:.C133])/[.C$416]" office:value-type="percentage" office:value="0.935767097966728" calcext:value-type="percentage">
            <text:p>93.58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mak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$2:.C134])/[.C$416]" office:value-type="percentage" office:value="0.936229205175601" calcext:value-type="percentage">
            <text:p>93.62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veintopyth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$2:.C135])/[.C$416]" office:value-type="percentage" office:value="0.936691312384473" calcext:value-type="percentage">
            <text:p>93.67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f4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$2:.C136])/[.C$416]" office:value-type="percentage" office:value="0.937153419593346" calcext:value-type="percentage">
            <text:p>93.72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doma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$2:.C137])/[.C$416]" office:value-type="percentage" office:value="0.937384473197782" calcext:value-type="percentage">
            <text:p>93.7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ilsj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38])/[.C$416]" office:value-type="percentage" office:value="0.937615526802218" calcext:value-type="percentage">
            <text:p>93.7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us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39])/[.C$416]" office:value-type="percentage" office:value="0.937846580406654" calcext:value-type="percentage">
            <text:p>93.7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bis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40])/[.C$416]" office:value-type="percentage" office:value="0.938077634011091" calcext:value-type="percentage">
            <text:p>93.8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u-projec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41])/[.C$416]" office:value-type="percentage" office:value="0.938308687615527" calcext:value-type="percentage">
            <text:p>93.8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p-netli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42])/[.C$416]" office:value-type="percentage" office:value="0.938539741219963" calcext:value-type="percentage">
            <text:p>93.8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serversi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43])/[.C$416]" office:value-type="percentage" office:value="0.938770794824399" calcext:value-type="percentage">
            <text:p>93.8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vesta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44])/[.C$416]" office:value-type="percentage" office:value="0.939001848428836" calcext:value-type="percentage">
            <text:p>93.9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yeclip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$2:.C145])/[.C$416]" office:value-type="percentage" office:value="0.939232902033272" calcext:value-type="percentage">
            <text:p>93.9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46])/[.C$416]" office:value-type="percentage" office:value="0.939463955637708" calcext:value-type="percentage">
            <text:p>93.9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gitalma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47])/[.C$416]" office:value-type="percentage" office:value="0.939695009242144" calcext:value-type="percentage">
            <text:p>93.9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ndframewor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48])/[.C$416]" office:value-type="percentage" office:value="0.93992606284658" calcext:value-type="percentage">
            <text:p>93.9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coprojec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49])/[.C$416]" office:value-type="percentage" office:value="0.940157116451017" calcext:value-type="percentage">
            <text:p>94.0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edsain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50])/[.C$416]" office:value-type="percentage" office:value="0.940388170055453" calcext:value-type="percentage">
            <text:p>94.0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51])/[.C$416]" office:value-type="percentage" office:value="0.940619223659889" calcext:value-type="percentage">
            <text:p>94.0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muw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52])/[.C$416]" office:value-type="percentage" office:value="0.940850277264325" calcext:value-type="percentage">
            <text:p>94.0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insp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53])/[.C$416]" office:value-type="percentage" office:value="0.941081330868762" calcext:value-type="percentage">
            <text:p>94.1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confi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54])/[.C$416]" office:value-type="percentage" office:value="0.941312384473198" calcext:value-type="percentage">
            <text:p>94.1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leprojec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55])/[.C$416]" office:value-type="percentage" office:value="0.941543438077634" calcext:value-type="percentage">
            <text:p>94.1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ishar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56])/[.C$416]" office:value-type="percentage" office:value="0.94177449168207" calcext:value-type="percentage">
            <text:p>94.1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onentspa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57])/[.C$416]" office:value-type="percentage" office:value="0.942005545286506" calcext:value-type="percentage">
            <text:p>94.2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softpd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58])/[.C$416]" office:value-type="percentage" office:value="0.942236598890943" calcext:value-type="percentage">
            <text:p>94.2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linuxo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59])/[.C$416]" office:value-type="percentage" office:value="0.942467652495379" calcext:value-type="percentage">
            <text:p>94.2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alfantasyxiv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60])/[.C$416]" office:value-type="percentage" office:value="0.942698706099815" calcext:value-type="percentage">
            <text:p>94.2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keroa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61])/[.C$416]" office:value-type="percentage" office:value="0.942929759704251" calcext:value-type="percentage">
            <text:p>94.2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shel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62])/[.C$416]" office:value-type="percentage" office:value="0.943160813308688" calcext:value-type="percentage">
            <text:p>94.3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hudakatz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63])/[.C$416]" office:value-type="percentage" office:value="0.943391866913124" calcext:value-type="percentage">
            <text:p>94.3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ingcloj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64])/[.C$416]" office:value-type="percentage" office:value="0.94362292051756" calcext:value-type="percentage">
            <text:p>94.3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is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65])/[.C$416]" office:value-type="percentage" office:value="0.943853974121996" calcext:value-type="percentage">
            <text:p>94.3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judg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66])/[.C$416]" office:value-type="percentage" office:value="0.944085027726432" calcext:value-type="percentage">
            <text:p>94.4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kyo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67])/[.C$416]" office:value-type="percentage" office:value="0.944316081330869" calcext:value-type="percentage">
            <text:p>94.4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hri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68])/[.C$416]" office:value-type="percentage" office:value="0.944547134935305" calcext:value-type="percentage">
            <text:p>94.4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opheriris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69])/[.C$416]" office:value-type="percentage" office:value="0.944778188539741" calcext:value-type="percentage">
            <text:p>94.4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topi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70])/[.C$416]" office:value-type="percentage" office:value="0.945009242144177" calcext:value-type="percentage">
            <text:p>94.5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lin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71])/[.C$416]" office:value-type="percentage" office:value="0.945240295748614" calcext:value-type="percentage">
            <text:p>94.5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ox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72])/[.C$416]" office:value-type="percentage" office:value="0.94547134935305" calcext:value-type="percentage">
            <text:p>94.5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73])/[.C$416]" office:value-type="percentage" office:value="0.945702402957486" calcext:value-type="percentage">
            <text:p>94.5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randalj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74])/[.C$416]" office:value-type="percentage" office:value="0.945933456561922" calcext:value-type="percentage">
            <text:p>94.5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trine-proje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75])/[.C$416]" office:value-type="percentage" office:value="0.946164510166359" calcext:value-type="percentage">
            <text:p>94.6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-o-mati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76])/[.C$416]" office:value-type="percentage" office:value="0.946395563770795" calcext:value-type="percentage">
            <text:p>94.6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leragro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77])/[.C$416]" office:value-type="percentage" office:value="0.946626617375231" calcext:value-type="percentage">
            <text:p>94.6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78])/[.C$416]" office:value-type="percentage" office:value="0.946857670979667" calcext:value-type="percentage">
            <text:p>94.6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aratusproje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79])/[.C$416]" office:value-type="percentage" office:value="0.947088724584103" calcext:value-type="percentage">
            <text:p>94.7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ahar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80])/[.C$416]" office:value-type="percentage" office:value="0.94731977818854" calcext:value-type="percentage">
            <text:p>94.7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liala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$2:.C181])/[.C$416]" office:value-type="percentage" office:value="0.947550831792976" calcext:value-type="percentage">
            <text:p>94.7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getproces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82])/[.C$416]" office:value-type="percentage" office:value="0.947781885397412" calcext:value-type="percentage">
            <text:p>94.7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tonwork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83])/[.C$416]" office:value-type="percentage" office:value="0.948012939001849" calcext:value-type="percentage">
            <text:p>94.8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velogi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84])/[.C$416]" office:value-type="percentage" office:value="0.948243992606285" calcext:value-type="percentage">
            <text:p>94.8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a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$2:.C185])/[.C$416]" office:value-type="percentage" office:value="0.948475046210721" calcext:value-type="percentage">
            <text:p>94.8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eriodi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86])/[.C$416]" office:value-type="percentage" office:value="0.948706099815157" calcext:value-type="percentage">
            <text:p>94.8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rogenprojec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87])/[.C$416]" office:value-type="percentage" office:value="0.948937153419593" calcext:value-type="percentage">
            <text:p>94.8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ggywa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88])/[.C$416]" office:value-type="percentage" office:value="0.94916820702403" calcext:value-type="percentage">
            <text:p>94.9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we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89])/[.C$416]" office:value-type="percentage" office:value="0.949399260628466" calcext:value-type="percentage">
            <text:p>94.9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graz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90])/[.C$416]" office:value-type="percentage" office:value="0.949630314232902" calcext:value-type="percentage">
            <text:p>94.9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she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91])/[.C$416]" office:value-type="percentage" office:value="0.949861367837338" calcext:value-type="percentage">
            <text:p>94.9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scriptk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92])/[.C$416]" office:value-type="percentage" office:value="0.950092421441775" calcext:value-type="percentage">
            <text:p>95.0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od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93])/[.C$416]" office:value-type="percentage" office:value="0.950323475046211" calcext:value-type="percentage">
            <text:p>95.0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ng-rob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94])/[.C$416]" office:value-type="percentage" office:value="0.950554528650647" calcext:value-type="percentage">
            <text:p>95.0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z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95])/[.C$416]" office:value-type="percentage" office:value="0.950785582255083" calcext:value-type="percentage">
            <text:p>95.0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shelf-projec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96])/[.C$416]" office:value-type="percentage" office:value="0.951016635859519" calcext:value-type="percentage">
            <text:p>95.1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comproduct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197])/[.C$416]" office:value-type="percentage" office:value="0.951247689463956" calcext:value-type="percentage">
            <text:p>95.1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ldajoomlawebs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98])/[.C$416]" office:value-type="percentage" office:value="0.951478743068392" calcext:value-type="percentage">
            <text:p>95.1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challen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199])/[.C$416]" office:value-type="percentage" office:value="0.951709796672828" calcext:value-type="percentage">
            <text:p>95.1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annil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00])/[.C$416]" office:value-type="percentage" office:value="0.951940850277264" calcext:value-type="percentage">
            <text:p>95.1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retgee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01])/[.C$416]" office:value-type="percentage" office:value="0.952171903881701" calcext:value-type="percentage">
            <text:p>95.2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-distribu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02])/[.C$416]" office:value-type="percentage" office:value="0.952402957486137" calcext:value-type="percentage">
            <text:p>95.2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a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03])/[.C$416]" office:value-type="percentage" office:value="0.952634011090573" calcext:value-type="percentage">
            <text:p>95.2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rinor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04])/[.C$416]" office:value-type="percentage" office:value="0.952865064695009" calcext:value-type="percentage">
            <text:p>95.2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dsha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05])/[.C$416]" office:value-type="percentage" office:value="0.953096118299446" calcext:value-type="percentage">
            <text:p>95.3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verstopbuildi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06])/[.C$416]" office:value-type="percentage" office:value="0.953327171903882" calcext:value-type="percentage">
            <text:p>95.3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char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07])/[.C$416]" office:value-type="percentage" office:value="0.953558225508318" calcext:value-type="percentage">
            <text:p>95.3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rl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08])/[.C$416]" office:value-type="percentage" office:value="0.953789279112754" calcext:value-type="percentage">
            <text:p>95.3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zy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$2:.C209])/[.C$416]" office:value-type="percentage" office:value="0.95402033271719" calcext:value-type="percentage">
            <text:p>95.4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golo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10])/[.C$416]" office:value-type="percentage" office:value="0.954251386321627" calcext:value-type="percentage">
            <text:p>95.4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yalo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11])/[.C$416]" office:value-type="percentage" office:value="0.954482439926063" calcext:value-type="percentage">
            <text:p>95.4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tz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12])/[.C$416]" office:value-type="percentage" office:value="0.954713493530499" calcext:value-type="percentage">
            <text:p>95.4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pap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13])/[.C$416]" office:value-type="percentage" office:value="0.954944547134935" calcext:value-type="percentage">
            <text:p>95.4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g-newslet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14])/[.C$416]" office:value-type="percentage" office:value="0.955175600739372" calcext:value-type="percentage">
            <text:p>95.5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nk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15])/[.C$416]" office:value-type="percentage" office:value="0.955406654343808" calcext:value-type="percentage">
            <text:p>95.5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16])/[.C$416]" office:value-type="percentage" office:value="0.955637707948244" calcext:value-type="percentage">
            <text:p>95.5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mediama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17])/[.C$416]" office:value-type="percentage" office:value="0.95586876155268" calcext:value-type="percentage">
            <text:p>95.5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c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18])/[.C$416]" office:value-type="percentage" office:value="0.956099815157116" calcext:value-type="percentage">
            <text:p>95.6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rno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19])/[.C$416]" office:value-type="percentage" office:value="0.956330868761553" calcext:value-type="percentage">
            <text:p>95.6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ile4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20])/[.C$416]" office:value-type="percentage" office:value="0.956561922365989" calcext:value-type="percentage">
            <text:p>95.6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n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21])/[.C$416]" office:value-type="percentage" office:value="0.956792975970425" calcext:value-type="percentage">
            <text:p>95.6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b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22])/[.C$416]" office:value-type="percentage" office:value="0.957024029574861" calcext:value-type="percentage">
            <text:p>95.7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domv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23])/[.C$416]" office:value-type="percentage" office:value="0.957255083179298" calcext:value-type="percentage">
            <text:p>95.7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d-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24])/[.C$416]" office:value-type="percentage" office:value="0.957486136783734" calcext:value-type="percentage">
            <text:p>95.7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ped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25])/[.C$416]" office:value-type="percentage" office:value="0.95771719038817" calcext:value-type="percentage">
            <text:p>95.7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jtwi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$2:.C226])/[.C$416]" office:value-type="percentage" office:value="0.957948243992606" calcext:value-type="percentage">
            <text:p>95.7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27])/[.C$416]" office:value-type="percentage" office:value="0.958179297597042" calcext:value-type="percentage">
            <text:p>95.8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28])/[.C$416]" office:value-type="percentage" office:value="0.958410351201479" calcext:value-type="percentage">
            <text:p>95.8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wenderlic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29])/[.C$416]" office:value-type="percentage" office:value="0.958641404805915" calcext:value-type="percentage">
            <text:p>95.8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nelemen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30])/[.C$416]" office:value-type="percentage" office:value="0.958872458410351" calcext:value-type="percentage">
            <text:p>95.8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assi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31])/[.C$416]" office:value-type="percentage" office:value="0.959103512014787" calcext:value-type="percentage">
            <text:p>95.9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smetwireles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32])/[.C$416]" office:value-type="percentage" office:value="0.959334565619224" calcext:value-type="percentage">
            <text:p>95.9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33])/[.C$416]" office:value-type="percentage" office:value="0.95956561922366" calcext:value-type="percentage">
            <text:p>95.9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ymer-proje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34])/[.C$416]" office:value-type="percentage" office:value="0.959796672828096" calcext:value-type="percentage">
            <text:p>95.9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entocommer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35])/[.C$416]" office:value-type="percentage" office:value="0.960027726432532" calcext:value-type="percentage">
            <text:p>96.0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36])/[.C$416]" office:value-type="percentage" office:value="0.960258780036969" calcext:value-type="percentage">
            <text:p>96.0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ix-kli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37])/[.C$416]" office:value-type="percentage" office:value="0.960489833641405" calcext:value-type="percentage">
            <text:p>96.0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nei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38])/[.C$416]" office:value-type="percentage" office:value="0.960720887245841" calcext:value-type="percentage">
            <text:p>96.0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usa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39])/[.C$416]" office:value-type="percentage" office:value="0.960951940850277" calcext:value-type="percentage">
            <text:p>96.1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netix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40])/[.C$416]" office:value-type="percentage" office:value="0.961182994454713" calcext:value-type="percentage">
            <text:p>96.1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ingwe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41])/[.C$416]" office:value-type="percentage" office:value="0.96141404805915" calcext:value-type="percentage">
            <text:p>96.1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ileze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42])/[.C$416]" office:value-type="percentage" office:value="0.961645101663586" calcext:value-type="percentage">
            <text:p>96.1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streetma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43])/[.C$416]" office:value-type="percentage" office:value="0.961876155268022" calcext:value-type="percentage">
            <text:p>96.1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xxRubLear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44])/[.C$416]" office:value-type="percentage" office:value="0.962107208872458" calcext:value-type="percentage">
            <text:p>96.2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gh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45])/[.C$416]" office:value-type="percentage" office:value="0.962338262476895" calcext:value-type="percentage">
            <text:p>96.2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onfru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46])/[.C$416]" office:value-type="percentage" office:value="0.962569316081331" calcext:value-type="percentage">
            <text:p>96.2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sel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47])/[.C$416]" office:value-type="percentage" office:value="0.962800369685767" calcext:value-type="percentage">
            <text:p>96.2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48])/[.C$416]" office:value-type="percentage" office:value="0.963031423290203" calcext:value-type="percentage">
            <text:p>96.3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lywe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49])/[.C$416]" office:value-type="percentage" office:value="0.963262476894639" calcext:value-type="percentage">
            <text:p>96.3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untj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50])/[.C$416]" office:value-type="percentage" office:value="0.963493530499076" calcext:value-type="percentage">
            <text:p>96.3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oquentjavascrip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51])/[.C$416]" office:value-type="percentage" office:value="0.963724584103512" calcext:value-type="percentage">
            <text:p>96.3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and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52])/[.C$416]" office:value-type="percentage" office:value="0.963955637707948" calcext:value-type="percentage">
            <text:p>96.4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dailywt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53])/[.C$416]" office:value-type="percentage" office:value="0.964186691312384" calcext:value-type="percentage">
            <text:p>96.4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antessi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$2:.C254])/[.C$416]" office:value-type="percentage" office:value="0.964417744916821" calcext:value-type="percentage">
            <text:p>96.4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kiversit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55])/[.C$416]" office:value-type="percentage" office:value="0.964648798521257" calcext:value-type="percentage">
            <text:p>96.4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ith-woo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$2:.C256])/[.C$416]" office:value-type="percentage" office:value="0.964879852125693" calcext:value-type="percentage">
            <text:p>96.4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cag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57])/[.C$416]" office:value-type="percentage" office:value="0.965110905730129" calcext:value-type="percentage">
            <text:p>96.5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58])/[.C$416]" office:value-type="percentage" office:value="0.965341959334566" calcext:value-type="percentage">
            <text:p>96.5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scriptmv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$2:.C259])/[.C$416]" office:value-type="percentage" office:value="0.965573012939002" calcext:value-type="percentage">
            <text:p>96.5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buttonspresse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60])/[.C$416]" office:value-type="percentage" office:value="0.965804066543438" calcext:value-type="percentage">
            <text:p>96.5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ft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61])/[.C$416]" office:value-type="percentage" office:value="0.966035120147874" calcext:value-type="percentage">
            <text:p>96.6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rzill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62])/[.C$416]" office:value-type="percentage" office:value="0.96626617375231" calcext:value-type="percentage">
            <text:p>96.6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erfu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63])/[.C$416]" office:value-type="percentage" office:value="0.966497227356747" calcext:value-type="percentage">
            <text:p>96.6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64])/[.C$416]" office:value-type="percentage" office:value="0.966728280961183" calcext:value-type="percentage">
            <text:p>96.6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4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65])/[.C$416]" office:value-type="percentage" office:value="0.966959334565619" calcext:value-type="percentage">
            <text:p>96.7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j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66])/[.C$416]" office:value-type="percentage" office:value="0.967190388170055" calcext:value-type="percentage">
            <text:p>96.7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ld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67])/[.C$416]" office:value-type="percentage" office:value="0.967421441774492" calcext:value-type="percentage">
            <text:p>96.7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eng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68])/[.C$416]" office:value-type="percentage" office:value="0.967652495378928" calcext:value-type="percentage">
            <text:p>96.7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encedire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69])/[.C$416]" office:value-type="percentage" office:value="0.967883548983364" calcext:value-type="percentage">
            <text:p>96.7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ykawasak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70])/[.C$416]" office:value-type="percentage" office:value="0.9681146025878" calcext:value-type="percentage">
            <text:p>96.8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sba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71])/[.C$416]" office:value-type="percentage" office:value="0.968345656192236" calcext:value-type="percentage">
            <text:p>96.8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g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72])/[.C$416]" office:value-type="percentage" office:value="0.968576709796673" calcext:value-type="percentage">
            <text:p>96.8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ie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73])/[.C$416]" office:value-type="percentage" office:value="0.968807763401109" calcext:value-type="percentage">
            <text:p>96.8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iff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74])/[.C$416]" office:value-type="percentage" office:value="0.969038817005545" calcext:value-type="percentage">
            <text:p>96.9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hh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75])/[.C$416]" office:value-type="percentage" office:value="0.969269870609982" calcext:value-type="percentage">
            <text:p>96.9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teapres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76])/[.C$416]" office:value-type="percentage" office:value="0.969500924214418" calcext:value-type="percentage">
            <text:p>96.9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77])/[.C$416]" office:value-type="percentage" office:value="0.969731977818854" calcext:value-type="percentage">
            <text:p>96.9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t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78])/[.C$416]" office:value-type="percentage" office:value="0.96996303142329" calcext:value-type="percentage">
            <text:p>97.0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tobucke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79])/[.C$416]" office:value-type="percentage" office:value="0.970194085027726" calcext:value-type="percentage">
            <text:p>97.0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asuppor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80])/[.C$416]" office:value-type="percentage" office:value="0.970425138632163" calcext:value-type="percentage">
            <text:p>97.0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al-technolog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81])/[.C$416]" office:value-type="percentage" office:value="0.970656192236599" calcext:value-type="percentage">
            <text:p>97.0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eintohtml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82])/[.C$416]" office:value-type="percentage" office:value="0.970887245841035" calcext:value-type="percentage">
            <text:p>97.0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ne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83])/[.C$416]" office:value-type="percentage" office:value="0.971118299445471" calcext:value-type="percentage">
            <text:p>97.1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-fast-fing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84])/[.C$416]" office:value-type="percentage" office:value="0.971349353049908" calcext:value-type="percentage">
            <text:p>97.1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agobos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85])/[.C$416]" office:value-type="percentage" office:value="0.971580406654344" calcext:value-type="percentage">
            <text:p>97.1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programm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86])/[.C$416]" office:value-type="percentage" office:value="0.97181146025878" calcext:value-type="percentage">
            <text:p>97.1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ivi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87])/[.C$416]" office:value-type="percentage" office:value="0.972042513863216" calcext:value-type="percentage">
            <text:p>97.2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host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88])/[.C$416]" office:value-type="percentage" office:value="0.972273567467652" calcext:value-type="percentage">
            <text:p>97.2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gn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89])/[.C$416]" office:value-type="percentage" office:value="0.972504621072089" calcext:value-type="percentage">
            <text:p>97.2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ressj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90])/[.C$416]" office:value-type="percentage" office:value="0.972735674676525" calcext:value-type="percentage">
            <text:p>97.2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spo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91])/[.C$416]" office:value-type="percentage" office:value="0.972966728280961" calcext:value-type="percentage">
            <text:p>97.3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cip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92])/[.C$416]" office:value-type="percentage" office:value="0.973197781885397" calcext:value-type="percentage">
            <text:p>97.3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totypinginterfa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93])/[.C$416]" office:value-type="percentage" office:value="0.973428835489834" calcext:value-type="percentage">
            <text:p>97.3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worl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94])/[.C$416]" office:value-type="percentage" office:value="0.97365988909427" calcext:value-type="percentage">
            <text:p>97.3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95])/[.C$416]" office:value-type="percentage" office:value="0.973890942698706" calcext:value-type="percentage">
            <text:p>97.3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s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96])/[.C$416]" office:value-type="percentage" office:value="0.974121996303142" calcext:value-type="percentage">
            <text:p>97.4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epa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297])/[.C$416]" office:value-type="percentage" office:value="0.974353049907579" calcext:value-type="percentage">
            <text:p>97.4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mlsoa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$2:.C298])/[.C$416]" office:value-type="percentage" office:value="0.974584103512015" calcext:value-type="percentage">
            <text:p>97.4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idi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299])/[.C$416]" office:value-type="percentage" office:value="0.974815157116451" calcext:value-type="percentage">
            <text:p>97.4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esof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00])/[.C$416]" office:value-type="percentage" office:value="0.975046210720887" calcext:value-type="percentage">
            <text:p>97.5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oquent javascri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$2:.C301])/[.C$416]" office:value-type="percentage" office:value="0.975277264325323" calcext:value-type="percentage">
            <text:p>97.5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oplan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02])/[.C$416]" office:value-type="percentage" office:value="0.97550831792976" calcext:value-type="percentage">
            <text:p>97.5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lang-we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03])/[.C$416]" office:value-type="percentage" office:value="0.975739371534196" calcext:value-type="percentage">
            <text:p>97.5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tinell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04])/[.C$416]" office:value-type="percentage" office:value="0.975970425138632" calcext:value-type="percentage">
            <text:p>97.6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ist-d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05])/[.C$416]" office:value-type="percentage" office:value="0.976201478743068" calcext:value-type="percentage">
            <text:p>97.6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n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06])/[.C$416]" office:value-type="percentage" office:value="0.976432532347505" calcext:value-type="percentage">
            <text:p>97.6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wmed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07])/[.C$416]" office:value-type="percentage" office:value="0.976663585951941" calcext:value-type="percentage">
            <text:p>97.6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tool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08])/[.C$416]" office:value-type="percentage" office:value="0.976894639556377" calcext:value-type="percentage">
            <text:p>97.6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gewal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09])/[.C$416]" office:value-type="percentage" office:value="0.977125693160813" calcext:value-type="percentage">
            <text:p>97.7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10])/[.C$416]" office:value-type="percentage" office:value="0.977356746765249" calcext:value-type="percentage">
            <text:p>97.7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gpa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11])/[.C$416]" office:value-type="percentage" office:value="0.977587800369686" calcext:value-type="percentage">
            <text:p>97.7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jangoprojec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12])/[.C$416]" office:value-type="percentage" office:value="0.977818853974122" calcext:value-type="percentage">
            <text:p>97.7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d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13])/[.C$416]" office:value-type="percentage" office:value="0.978049907578558" calcext:value-type="percentage">
            <text:p>97.8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mv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14])/[.C$416]" office:value-type="percentage" office:value="0.978280961182994" calcext:value-type="percentage">
            <text:p>97.8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mo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$2:.C315])/[.C$416]" office:value-type="percentage" office:value="0.978512014787431" calcext:value-type="percentage">
            <text:p>97.8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dne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16])/[.C$416]" office:value-type="percentage" office:value="0.978743068391867" calcext:value-type="percentage">
            <text:p>97.8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ca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$2:.C317])/[.C$416]" office:value-type="percentage" office:value="0.978974121996303" calcext:value-type="percentage">
            <text:p>97.9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dhou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18])/[.C$416]" office:value-type="percentage" office:value="0.979205175600739" calcext:value-type="percentage">
            <text:p>97.9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xxxx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19])/[.C$416]" office:value-type="percentage" office:value="0.979436229205176" calcext:value-type="percentage">
            <text:p>97.9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sonicprojec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20])/[.C$416]" office:value-type="percentage" office:value="0.979667282809612" calcext:value-type="percentage">
            <text:p>97.9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ybir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21])/[.C$416]" office:value-type="percentage" office:value="0.979898336414048" calcext:value-type="percentage">
            <text:p>97.9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22])/[.C$416]" office:value-type="percentage" office:value="0.980129390018484" calcext:value-type="percentage">
            <text:p>98.0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wre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23])/[.C$416]" office:value-type="percentage" office:value="0.98036044362292" calcext:value-type="percentage">
            <text:p>98.0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dotne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24])/[.C$416]" office:value-type="percentage" office:value="0.980591497227357" calcext:value-type="percentage">
            <text:p>98.0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ntill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25])/[.C$416]" office:value-type="percentage" office:value="0.980822550831793" calcext:value-type="percentage">
            <text:p>98.0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gg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26])/[.C$416]" office:value-type="percentage" office:value="0.981053604436229" calcext:value-type="percentage">
            <text:p>98.1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rsonhighere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27])/[.C$416]" office:value-type="percentage" office:value="0.981284658040666" calcext:value-type="percentage">
            <text:p>98.1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vi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28])/[.C$416]" office:value-type="percentage" office:value="0.981515711645102" calcext:value-type="percentage">
            <text:p>98.1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sc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29])/[.C$416]" office:value-type="percentage" office:value="0.981746765249538" calcext:value-type="percentage">
            <text:p>98.1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aoramo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30])/[.C$416]" office:value-type="percentage" office:value="0.981977818853974" calcext:value-type="percentage">
            <text:p>98.2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caf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31])/[.C$416]" office:value-type="percentage" office:value="0.98220887245841" calcext:value-type="percentage">
            <text:p>98.2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jaxproject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32])/[.C$416]" office:value-type="percentage" office:value="0.982439926062847" calcext:value-type="percentage">
            <text:p>98.2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fa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33])/[.C$416]" office:value-type="percentage" office:value="0.982670979667283" calcext:value-type="percentage">
            <text:p>98.2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verpublication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34])/[.C$416]" office:value-type="percentage" office:value="0.982902033271719" calcext:value-type="percentage">
            <text:p>98.2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35])/[.C$416]" office:value-type="percentage" office:value="0.983133086876155" calcext:value-type="percentage">
            <text:p>98.3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asticsearc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36])/[.C$416]" office:value-type="percentage" office:value="0.983364140480592" calcext:value-type="percentage">
            <text:p>98.3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t-projec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37])/[.C$416]" office:value-type="percentage" office:value="0.983595194085028" calcext:value-type="percentage">
            <text:p>98.3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l-lab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38])/[.C$416]" office:value-type="percentage" office:value="0.983826247689464" calcext:value-type="percentage">
            <text:p>98.3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itik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$2:.C339])/[.C$416]" office:value-type="percentage" office:value="0.9840573012939" calcext:value-type="percentage">
            <text:p>98.4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ftwe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40])/[.C$416]" office:value-type="percentage" office:value="0.984288354898336" calcext:value-type="percentage">
            <text:p>98.4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ncode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41])/[.C$416]" office:value-type="percentage" office:value="0.984519408502773" calcext:value-type="percentage">
            <text:p>98.4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chang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42])/[.C$416]" office:value-type="percentage" office:value="0.984750462107209" calcext:value-type="percentage">
            <text:p>98.4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43])/[.C$416]" office:value-type="percentage" office:value="0.984981515711645" calcext:value-type="percentage">
            <text:p>98.5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ontre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44])/[.C$416]" office:value-type="percentage" office:value="0.985212569316081" calcext:value-type="percentage">
            <text:p>98.5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cybox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45])/[.C$416]" office:value-type="percentage" office:value="0.985443622920518" calcext:value-type="percentage">
            <text:p>98.5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teb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46])/[.C$416]" office:value-type="percentage" office:value="0.985674676524954" calcext:value-type="percentage">
            <text:p>98.5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sodwe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47])/[.C$416]" office:value-type="percentage" office:value="0.98590573012939" calcext:value-type="percentage">
            <text:p>98.5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terpre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48])/[.C$416]" office:value-type="percentage" office:value="0.986136783733826" calcext:value-type="percentage">
            <text:p>98.6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49])/[.C$416]" office:value-type="percentage" office:value="0.986367837338262" calcext:value-type="percentage">
            <text:p>98.6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ghtgreenproject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50])/[.C$416]" office:value-type="percentage" office:value="0.986598890942699" calcext:value-type="percentage">
            <text:p>98.6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dideastudi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51])/[.C$416]" office:value-type="percentage" office:value="0.986829944547135" calcext:value-type="percentage">
            <text:p>98.6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alplatfor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52])/[.C$416]" office:value-type="percentage" office:value="0.987060998151571" calcext:value-type="percentage">
            <text:p>98.7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ind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53])/[.C$416]" office:value-type="percentage" office:value="0.987292051756007" calcext:value-type="percentage">
            <text:p>98.7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nerdranc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54])/[.C$416]" office:value-type="percentage" office:value="0.987523105360444" calcext:value-type="percentage">
            <text:p>98.7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qpa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55])/[.C$416]" office:value-type="percentage" office:value="0.98775415896488" calcext:value-type="percentage">
            <text:p>98.7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sh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$2:.C356])/[.C$416]" office:value-type="percentage" office:value="0.987985212569316" calcext:value-type="percentage">
            <text:p>98.8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co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57])/[.C$416]" office:value-type="percentage" office:value="0.988216266173752" calcext:value-type="percentage">
            <text:p>98.8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0pfs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$2:.C358])/[.C$416]" office:value-type="percentage" office:value="0.988447319778189" calcext:value-type="percentage">
            <text:p>98.8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celerato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59])/[.C$416]" office:value-type="percentage" office:value="0.988678373382625" calcext:value-type="percentage">
            <text:p>98.8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netc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60])/[.C$416]" office:value-type="percentage" office:value="0.988909426987061" calcext:value-type="percentage">
            <text:p>98.8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blog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61])/[.C$416]" office:value-type="percentage" office:value="0.989140480591497" calcext:value-type="percentage">
            <text:p>98.9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li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62])/[.C$416]" office:value-type="percentage" office:value="0.989371534195933" calcext:value-type="percentage">
            <text:p>98.9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roopc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63])/[.C$416]" office:value-type="percentage" office:value="0.98960258780037" calcext:value-type="percentage">
            <text:p>98.9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64])/[.C$416]" office:value-type="percentage" office:value="0.989833641404806" calcext:value-type="percentage">
            <text:p>98.9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madeeas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65])/[.C$416]" office:value-type="percentage" office:value="0.990064695009242" calcext:value-type="percentage">
            <text:p>99.0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pyth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$2:.C366])/[.C$416]" office:value-type="percentage" office:value="0.990295748613678" calcext:value-type="percentage">
            <text:p>99.0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shingmagazi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67])/[.C$416]" office:value-type="percentage" office:value="0.990526802218115" calcext:value-type="percentage">
            <text:p>99.0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68])/[.C$416]" office:value-type="percentage" office:value="0.990757855822551" calcext:value-type="percentage">
            <text:p>99.0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bc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69])/[.C$416]" office:value-type="percentage" office:value="0.990988909426987" calcext:value-type="percentage">
            <text:p>99.1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kor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70])/[.C$416]" office:value-type="percentage" office:value="0.991219963031423" calcext:value-type="percentage">
            <text:p>99.1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i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71])/[.C$416]" office:value-type="percentage" office:value="0.991451016635859" calcext:value-type="percentage">
            <text:p>99.1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hayde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72])/[.C$416]" office:value-type="percentage" office:value="0.991682070240296" calcext:value-type="percentage">
            <text:p>99.1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kingwi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73])/[.C$416]" office:value-type="percentage" office:value="0.991913123844732" calcext:value-type="percentage">
            <text:p>99.1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pas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74])/[.C$416]" office:value-type="percentage" office:value="0.992144177449168" calcext:value-type="percentage">
            <text:p>99.2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l-archiv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75])/[.C$416]" office:value-type="percentage" office:value="0.992375231053604" calcext:value-type="percentage">
            <text:p>99.2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ingpyth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76])/[.C$416]" office:value-type="percentage" office:value="0.992606284658041" calcext:value-type="percentage">
            <text:p>99.2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moc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77])/[.C$416]" office:value-type="percentage" office:value="0.992837338262477" calcext:value-type="percentage">
            <text:p>99.2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debeginn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78])/[.C$416]" office:value-type="percentage" office:value="0.993068391866913" calcext:value-type="percentage">
            <text:p>99.3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helsink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79])/[.C$416]" office:value-type="percentage" office:value="0.993299445471349" calcext:value-type="percentage">
            <text:p>99.3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oominterne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80])/[.C$416]" office:value-type="percentage" office:value="0.993530499075786" calcext:value-type="percentage">
            <text:p>99.3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ldesignpattern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81])/[.C$416]" office:value-type="percentage" office:value="0.993761552680222" calcext:value-type="percentage">
            <text:p>99.3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wjob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82])/[.C$416]" office:value-type="percentage" office:value="0.993992606284658" calcext:value-type="percentage">
            <text:p>99.4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ctionx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83])/[.C$416]" office:value-type="percentage" office:value="0.994223659889094" calcext:value-type="percentage">
            <text:p>99.4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$2:.C384])/[.C$416]" office:value-type="percentage" office:value="0.994454713493531" calcext:value-type="percentage">
            <text:p>99.4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x-medi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85])/[.C$416]" office:value-type="percentage" office:value="0.994685767097967" calcext:value-type="percentage">
            <text:p>99.4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afir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86])/[.C$416]" office:value-type="percentage" office:value="0.994916820702403" calcext:value-type="percentage">
            <text:p>99.4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tr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87])/[.C$416]" office:value-type="percentage" office:value="0.995147874306839" calcext:value-type="percentage">
            <text:p>99.5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sofind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$2:.C388])/[.C$416]" office:value-type="percentage" office:value="0.995378927911276" calcext:value-type="percentage">
            <text:p>99.5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obi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89])/[.C$416]" office:value-type="percentage" office:value="0.995609981515712" calcext:value-type="percentage">
            <text:p>99.5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lbuzz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90])/[.C$416]" office:value-type="percentage" office:value="0.995841035120148" calcext:value-type="percentage">
            <text:p>99.5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sha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91])/[.C$416]" office:value-type="percentage" office:value="0.996072088724584" calcext:value-type="percentage">
            <text:p>99.6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rri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92])/[.C$416]" office:value-type="percentage" office:value="0.99630314232902" calcext:value-type="percentage">
            <text:p>99.6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bblemar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93])/[.C$416]" office:value-type="percentage" office:value="0.996534195933457" calcext:value-type="percentage">
            <text:p>99.6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am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94])/[.C$416]" office:value-type="percentage" office:value="0.996765249537893" calcext:value-type="percentage">
            <text:p>99.6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95])/[.C$416]" office:value-type="percentage" office:value="0.996996303142329" calcext:value-type="percentage">
            <text:p>99.7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ditlaterli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96])/[.C$416]" office:value-type="percentage" office:value="0.997227356746765" calcext:value-type="percentage">
            <text:p>99.7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devblogad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397])/[.C$416]" office:value-type="percentage" office:value="0.997458410351202" calcext:value-type="percentage">
            <text:p>99.7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callmebri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98])/[.C$416]" office:value-type="percentage" office:value="0.997689463955638" calcext:value-type="percentage">
            <text:p>99.77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s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399])/[.C$416]" office:value-type="percentage" office:value="0.997920517560074" calcext:value-type="percentage">
            <text:p>99.79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academ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$2:.C400])/[.C$416]" office:value-type="percentage" office:value="0.99815157116451" calcext:value-type="percentage">
            <text:p>99.82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en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401])/[.C$416]" office:value-type="percentage" office:value="0.998382624768946" calcext:value-type="percentage">
            <text:p>99.84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nypi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402])/[.C$416]" office:value-type="percentage" office:value="0.998613678373383" calcext:value-type="percentage">
            <text:p>99.86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walk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403])/[.C$416]" office:value-type="percentage" office:value="0.998844731977819" calcext:value-type="percentage">
            <text:p>99.8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s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404])/[.C$416]" office:value-type="percentage" office:value="0.999075785582255" calcext:value-type="percentage">
            <text:p>99.91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-statistic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405])/[.C$416]" office:value-type="percentage" office:value="0.999306839186691" calcext:value-type="percentage">
            <text:p>99.93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the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406])/[.C$416]" office:value-type="percentage" office:value="0.999537892791128" calcext:value-type="percentage">
            <text:p>99.9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$2:.C407])/[.C$416]" office:value-type="percentage" office:value="0.999768946395564" calcext:value-type="percentage">
            <text:p>99.98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ndsof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$2:.C408])/[.C$416]"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rub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$2:.C409])/[.C$41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veofprogrammi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$2:.C410])/[.C$41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em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$2:.C411])/[.C$41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y pyth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$2:.C412])/[.C$41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unch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$2:.C413])/[.C$41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kety h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$2:.C414])/[.C$41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formula="of:=SUM([.C2:.C414])" office:value-type="float" office:value="4328" calcext:value-type="float">
            <text:p>4328</text:p>
          </table:table-cell>
          <table:table-cell table:style-name="Default"/>
          <table:table-cell table:formula="of:=SUM([.E2:.E414])" office:value-type="float" office:value="4328" calcext:value-type="float">
            <text:p>4328</text:p>
          </table:table-cell>
        </table:table-row>
      </table:table>
      <table:named-expressions/>
      <table:database-ranges>
        <table:database-range table:name="__Anonymous_Sheet_DB__0" table:target-range-address="Sheet1.A1:Sheet1.E414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8T21:51:48.275915010</dc:date>
    <dc:creator>Caroline </dc:creator>
    <meta:document-statistic meta:table-count="1" meta:cell-count="2072" meta:object-count="0"/>
    <meta:generator>LibreOffice/4.2.8.2$Linux_X86_64 LibreOffice_project/420m0$Build-2</meta:generator>
  </office:meta>
</office:document-meta>
</file>